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4.4903in" table:align="left"/>
    </style:style>
    <style:style style:name="Table1.A" style:family="table-column">
      <style:table-column-properties style:column-width="0.8549in"/>
    </style:style>
    <style:style style:name="Table1.B" style:family="table-column">
      <style:table-column-properties style:column-width="0.6986in"/>
    </style:style>
    <style:style style:name="Table1.D" style:family="table-column">
      <style:table-column-properties style:column-width="0.7542in"/>
    </style:style>
    <style:style style:name="Table1.F" style:family="table-column">
      <style:table-column-properties style:column-width="0.729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1.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11"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3" style:family="table">
      <style:table-properties style:width="4.4903in" table:align="left"/>
    </style:style>
    <style:style style:name="Table3.A" style:family="table-column">
      <style:table-column-properties style:column-width="0.8549in"/>
    </style:style>
    <style:style style:name="Table3.B" style:family="table-column">
      <style:table-column-properties style:column-width="0.6986in"/>
    </style:style>
    <style:style style:name="Table3.D" style:family="table-column">
      <style:table-column-properties style:column-width="0.7542in"/>
    </style:style>
    <style:style style:name="Table3.F" style:family="table-column">
      <style:table-column-properties style:column-width="0.7299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P1" style:family="paragraph" style:parent-style-name="Standard">
      <style:text-properties officeooo:paragraph-rsid="00056eb1"/>
    </style:style>
    <style:style style:name="P2" style:family="paragraph" style:parent-style-name="Table_20_Heading">
      <style:text-properties fo:font-size="2pt" style:font-size-asian="2pt" style:font-size-complex="2pt"/>
    </style:style>
    <style:style style:name="P3" style:family="paragraph" style:parent-style-name="Table_20_Heading">
      <style:text-properties fo:font-size="2pt" officeooo:paragraph-rsid="00056eb1" style:font-size-asian="2pt" style:font-size-complex="2pt"/>
    </style:style>
    <style:style style:name="P4" style:family="paragraph" style:parent-style-name="Table_20_Heading">
      <style:text-properties officeooo:paragraph-rsid="00056eb1"/>
    </style:style>
    <style:style style:name="P5" style:family="paragraph" style:parent-style-name="Table_20_Contents">
      <style:text-properties officeooo:paragraph-rsid="00056eb1"/>
    </style:style>
    <style:style style:name="P6" style:family="paragraph" style:parent-style-name="Table_20_Contents">
      <style:text-properties officeooo:rsid="00056eb1" officeooo:paragraph-rsid="00056eb1"/>
    </style:style>
    <style:style style:name="P7" style:family="paragraph" style:parent-style-name="Preformatted_20_Text">
      <style:text-properties officeooo:paragraph-rsid="00063e00"/>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fo:font-weight="bold" officeooo:rsid="00063e00" officeooo:paragraph-rsid="00063e00" style:font-weight-asian="bold" style:font-weight-complex="bold"/>
    </style:style>
    <style:style style:name="P10" style:family="paragraph" style:parent-style-name="Preformatted_20_Text">
      <style:text-properties style:font-name="Liberation Mono" fo:font-size="12pt" fo:font-weight="bold" officeooo:rsid="00063e00" officeooo:paragraph-rsid="00063e00" style:font-size-asian="12pt" style:font-weight-asian="bold" style:font-size-complex="12pt" style:font-weight-complex="bold"/>
    </style:style>
    <style:style style:name="P11" style:family="paragraph" style:parent-style-name="Preformatted_20_Text">
      <style:paragraph-properties fo:margin-top="0in" fo:margin-bottom="0.1965in" loext:contextual-spacing="false"/>
    </style:style>
    <style:style style:name="P12" style:family="paragraph" style:parent-style-name="Standard">
      <style:text-properties officeooo:rsid="00056eb1" officeooo:paragraph-rsid="00056eb1"/>
    </style:style>
    <style:style style:name="P13" style:family="paragraph" style:parent-style-name="Standard">
      <style:text-properties fo:font-weight="bold" officeooo:rsid="00063e00" officeooo:paragraph-rsid="00063e00" style:font-weight-asian="bold" style:font-weight-complex="bold"/>
    </style:style>
    <style:style style:name="P14" style:family="paragraph" style:parent-style-name="Standard">
      <style:text-properties fo:font-weight="bold" officeooo:rsid="00080d87" officeooo:paragraph-rsid="00080d87"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HEADLINES</text:p>
      <text:p text:style-name="P1"/>
      <table:table table:name="Table1" table:style-name="Table1">
        <table:table-column table:style-name="Table1.A"/>
        <table:table-column table:style-name="Table1.B" table:number-columns-repeated="2"/>
        <table:table-column table:style-name="Table1.D" table:number-columns-repeated="2"/>
        <table:table-column table:style-name="Table1.F"/>
        <table:table-header-rows>
          <table:table-row>
            <table:table-cell table:style-name="Table1.A1" office:value-type="string">
              <text:p text:style-name="Table_20_Heading">ticker</text:p>
            </table:table-cell>
            <table:table-cell table:style-name="Table1.B1" office:value-type="string">
              <text:p text:style-name="Table_20_Heading">AAPL</text:p>
            </table:table-cell>
            <table:table-cell table:style-name="Table1.B1" office:value-type="string">
              <text:p text:style-name="Table_20_Heading">AMZN</text:p>
            </table:table-cell>
            <table:table-cell table:style-name="Table1.B1" office:value-type="string">
              <text:p text:style-name="Table_20_Heading">GOOG</text:p>
            </table:table-cell>
            <table:table-cell table:style-name="Table1.B1" office:value-type="string">
              <text:p text:style-name="Table_20_Heading">MSFT</text:p>
            </table:table-cell>
            <table:table-cell table:style-name="Table1.B1" office:value-type="string">
              <text:p text:style-name="Table_20_Heading">TSLA</text:p>
            </table:table-cell>
          </table:table-row>
          <table:table-row>
            <table:table-cell table:style-name="Table1.A2" office:value-type="string">
              <text:p text:style-name="Table_20_Heading">date</text:p>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row>
        </table:table-header-rows>
        <table:table-row>
          <table:table-cell table:style-name="Table1.A2" office:value-type="string">
            <text:p text:style-name="Table_20_Heading">2020-06-27</text:p>
          </table:table-cell>
          <table:table-cell table:style-name="Table1.B2" office:value-type="string">
            <text:p text:style-name="Table_20_Contents">NaN</text:p>
          </table:table-cell>
          <table:table-cell table:style-name="Table1.B2" office:value-type="string">
            <text:p text:style-name="Table_20_Contents">NaN</text:p>
          </table:table-cell>
          <table:table-cell table:style-name="Table1.B2" office:value-type="string">
            <text:p text:style-name="Table_20_Contents">NaN</text:p>
          </table:table-cell>
          <table:table-cell table:style-name="Table1.B2" office:value-type="string">
            <text:p text:style-name="Table_20_Contents">-0.338100</text:p>
          </table:table-cell>
          <table:table-cell table:style-name="Table1.B2" office:value-type="string">
            <text:p text:style-name="Table_20_Contents">NaN</text:p>
          </table:table-cell>
        </table:table-row>
        <table:table-row>
          <table:table-cell table:style-name="Table1.A2" office:value-type="string">
            <text:p text:style-name="Table_20_Heading">2020-06-28</text:p>
          </table:table-cell>
          <table:table-cell table:style-name="Table1.B2" office:value-type="string">
            <text:p text:style-name="Table_20_Contents">NaN</text:p>
          </table:table-cell>
          <table:table-cell table:style-name="Table1.B2" office:value-type="string">
            <text:p text:style-name="Table_20_Contents">NaN</text:p>
          </table:table-cell>
          <table:table-cell table:style-name="Table1.B2" office:value-type="string">
            <text:p text:style-name="Table_20_Contents">NaN</text:p>
          </table:table-cell>
          <table:table-cell table:style-name="Table1.B2" office:value-type="string">
            <text:p text:style-name="Table_20_Contents">-0.195950</text:p>
          </table:table-cell>
          <table:table-cell table:style-name="Table1.B2" office:value-type="string">
            <text:p text:style-name="Table_20_Contents">NaN</text:p>
          </table:table-cell>
        </table:table-row>
        <table:table-row>
          <table:table-cell table:style-name="Table1.A2" office:value-type="string">
            <text:p text:style-name="Table_20_Heading">2020-06-29</text:p>
          </table:table-cell>
          <table:table-cell table:style-name="Table1.B2" office:value-type="string">
            <text:p text:style-name="Table_20_Contents">NaN</text:p>
          </table:table-cell>
          <table:table-cell table:style-name="Table1.B2" office:value-type="string">
            <text:p text:style-name="Table_20_Contents">NaN</text:p>
          </table:table-cell>
          <table:table-cell table:style-name="Table1.B2" office:value-type="string">
            <text:p text:style-name="Table_20_Contents">-0.126600</text:p>
          </table:table-cell>
          <table:table-cell table:style-name="Table1.B2" office:value-type="string">
            <text:p text:style-name="Table_20_Contents">0.058190</text:p>
          </table:table-cell>
          <table:table-cell table:style-name="Table1.B2" office:value-type="string">
            <text:p text:style-name="Table_20_Contents">NaN</text:p>
          </table:table-cell>
        </table:table-row>
        <table:table-row>
          <table:table-cell table:style-name="Table1.A2" office:value-type="string">
            <text:p text:style-name="Table_20_Heading">2020-06-30</text:p>
          </table:table-cell>
          <table:table-cell table:style-name="Table1.B2" office:value-type="string">
            <text:p text:style-name="Table_20_Contents">0.016722</text:p>
          </table:table-cell>
          <table:table-cell table:style-name="Table1.B2" office:value-type="string">
            <text:p text:style-name="Table_20_Contents">NaN</text:p>
          </table:table-cell>
          <table:table-cell table:style-name="Table1.B2" office:value-type="string">
            <text:p text:style-name="Table_20_Contents">0.041453</text:p>
          </table:table-cell>
          <table:table-cell table:style-name="Table1.B2" office:value-type="string">
            <text:p text:style-name="Table_20_Contents">0.148742</text:p>
          </table:table-cell>
          <table:table-cell table:style-name="Table1.B2" office:value-type="string">
            <text:p text:style-name="Table_20_Contents">NaN</text:p>
          </table:table-cell>
        </table:table-row>
        <table:table-row>
          <table:table-cell table:style-name="Table1.A2" office:value-type="string">
            <text:p text:style-name="Table_20_Heading">2020-07-01</text:p>
          </table:table-cell>
          <table:table-cell table:style-name="Table1.B2" office:value-type="string">
            <text:p text:style-name="Table_20_Contents">0.054905</text:p>
          </table:table-cell>
          <table:table-cell table:style-name="Table1.B2" office:value-type="string">
            <text:p text:style-name="Table_20_Contents">0.139868</text:p>
          </table:table-cell>
          <table:table-cell table:style-name="Table1.B2" office:value-type="string">
            <text:p text:style-name="Table_20_Contents">0.059020</text:p>
          </table:table-cell>
          <table:table-cell table:style-name="Table1.B2" office:value-type="string">
            <text:p text:style-name="Table_20_Contents">0.225438</text:p>
          </table:table-cell>
          <table:table-cell table:style-name="Table1.B2" office:value-type="string">
            <text:p text:style-name="Table_20_Contents">0.196500</text:p>
          </table:table-cell>
        </table:table-row>
        <table:table-row>
          <table:table-cell table:style-name="Table1.A2" office:value-type="string">
            <text:p text:style-name="Table_20_Heading">2020-07-02</text:p>
          </table:table-cell>
          <table:table-cell table:style-name="Table1.B2" office:value-type="string">
            <text:p text:style-name="Table_20_Contents">0.082822</text:p>
          </table:table-cell>
          <table:table-cell table:style-name="Table1.B2" office:value-type="string">
            <text:p text:style-name="Table_20_Contents">0.169005</text:p>
          </table:table-cell>
          <table:table-cell table:style-name="Table1.B2" office:value-type="string">
            <text:p text:style-name="Table_20_Contents">0.117793</text:p>
          </table:table-cell>
          <table:table-cell table:style-name="Table1.B2" office:value-type="string">
            <text:p text:style-name="Table_20_Contents">0.115117</text:p>
          </table:table-cell>
          <table:table-cell table:style-name="Table1.B2" office:value-type="string">
            <text:p text:style-name="Table_20_Contents">0.123483</text:p>
          </table:table-cell>
        </table:table-row>
        <table:table-row>
          <table:table-cell table:style-name="Table1.A2" office:value-type="string">
            <text:p text:style-name="Table_20_Heading">2020-07-03</text:p>
          </table:table-cell>
          <table:table-cell table:style-name="Table1.B2" office:value-type="string">
            <text:p text:style-name="Table_20_Contents">0.062860</text:p>
          </table:table-cell>
          <table:table-cell table:style-name="Table1.B2" office:value-type="string">
            <text:p text:style-name="Table_20_Contents">0.052220</text:p>
          </table:table-cell>
          <table:table-cell table:style-name="Table1.B2" office:value-type="string">
            <text:p text:style-name="Table_20_Contents">0.021767</text:p>
          </table:table-cell>
          <table:table-cell table:style-name="Table1.B2" office:value-type="string">
            <text:p text:style-name="Table_20_Contents">0.116187</text:p>
          </table:table-cell>
          <table:table-cell table:style-name="Table1.B2" office:value-type="string">
            <text:p text:style-name="Table_20_Contents">0.095858</text:p>
          </table:table-cell>
        </table:table-row>
        <table:table-row>
          <table:table-cell table:style-name="Table1.A2" office:value-type="string">
            <text:p text:style-name="Table_20_Heading">2020-07-04</text:p>
          </table:table-cell>
          <table:table-cell table:style-name="Table1.B2" office:value-type="string">
            <text:p text:style-name="Table_20_Contents">0.339500</text:p>
          </table:table-cell>
          <table:table-cell table:style-name="Table1.B2" office:value-type="string">
            <text:p text:style-name="Table_20_Contents">0.355267</text:p>
          </table:table-cell>
          <table:table-cell table:style-name="Table1.B2" office:value-type="string">
            <text:p text:style-name="Table_20_Contents">0.025800</text:p>
          </table:table-cell>
          <table:table-cell table:style-name="Table1.B2" office:value-type="string">
            <text:p text:style-name="Table_20_Contents">0.355267</text:p>
          </table:table-cell>
          <table:table-cell table:style-name="Table1.B2" office:value-type="string">
            <text:p text:style-name="Table_20_Contents">0.006340</text:p>
          </table:table-cell>
        </table:table-row>
        <table:table-row>
          <table:table-cell table:style-name="Table1.A11" office:value-type="string">
            <text:p text:style-name="Table_20_Heading">2020-07-05</text:p>
          </table:table-cell>
          <table:table-cell table:style-name="Table1.B11" office:value-type="string">
            <text:p text:style-name="Table_20_Contents">0.075963</text:p>
          </table:table-cell>
          <table:table-cell table:style-name="Table1.B11" office:value-type="string">
            <text:p text:style-name="Table_20_Contents">0.105393</text:p>
          </table:table-cell>
          <table:table-cell table:style-name="Table1.B11" office:value-type="string">
            <text:p text:style-name="Table_20_Contents">0.000000</text:p>
          </table:table-cell>
          <table:table-cell table:style-name="Table1.B11" office:value-type="string">
            <text:p text:style-name="Table_20_Contents">0.020017</text:p>
          </table:table-cell>
          <table:table-cell table:style-name="Table1.B11" office:value-type="string">
            <text:p text:style-name="Table_20_Contents">0.087529</text:p>
          </table:table-cell>
        </table:table-row>
      </table:table>
      <text:p text:style-name="P1"/>
      <text:p text:style-name="Standard"/>
      <text:p text:style-name="P12">FULL ARTICLES</text:p>
      <text:p text:style-name="P1"/>
      <table:table table:name="Table3" table:style-name="Table3">
        <table:table-column table:style-name="Table3.A"/>
        <table:table-column table:style-name="Table3.B" table:number-columns-repeated="2"/>
        <table:table-column table:style-name="Table3.D" table:number-columns-repeated="2"/>
        <table:table-column table:style-name="Table3.F"/>
        <table:table-header-rows>
          <table:table-row>
            <table:table-cell table:style-name="Table3.A1" office:value-type="string">
              <text:p text:style-name="P4">ticker</text:p>
            </table:table-cell>
            <table:table-cell table:style-name="Table3.B1" office:value-type="string">
              <text:p text:style-name="P4">AAPL</text:p>
            </table:table-cell>
            <table:table-cell table:style-name="Table3.B1" office:value-type="string">
              <text:p text:style-name="P4">AMZN</text:p>
            </table:table-cell>
            <table:table-cell table:style-name="Table3.B1" office:value-type="string">
              <text:p text:style-name="P4">GOOG</text:p>
            </table:table-cell>
            <table:table-cell table:style-name="Table3.B1" office:value-type="string">
              <text:p text:style-name="P4">MSFT</text:p>
            </table:table-cell>
            <table:table-cell table:style-name="Table3.B1" office:value-type="string">
              <text:p text:style-name="P4">TSLA</text:p>
            </table:table-cell>
          </table:table-row>
          <table:table-row>
            <table:table-cell table:style-name="Table3.A2" office:value-type="string">
              <text:p text:style-name="P4">date</text:p>
            </table:table-cell>
            <table:table-cell table:style-name="Table3.B2" office:value-type="string">
              <text:p text:style-name="P3"/>
            </table:table-cell>
            <table:table-cell table:style-name="Table3.B2" office:value-type="string">
              <text:p text:style-name="P3"/>
            </table:table-cell>
            <table:table-cell table:style-name="Table3.B2" office:value-type="string">
              <text:p text:style-name="P3"/>
            </table:table-cell>
            <table:table-cell table:style-name="Table3.B2" office:value-type="string">
              <text:p text:style-name="P3"/>
            </table:table-cell>
            <table:table-cell table:style-name="Table3.B2" office:value-type="string">
              <text:p text:style-name="P3"/>
            </table:table-cell>
          </table:table-row>
        </table:table-header-rows>
        <table:table-row>
          <table:table-cell table:style-name="Table3.A2" office:value-type="string">
            <text:p text:style-name="P4">2020-06-27</text:p>
          </table:table-cell>
          <table:table-cell table:style-name="Table3.B2" office:value-type="string">
            <text:p text:style-name="P6">0,33</text:p>
          </table:table-cell>
          <table:table-cell table:style-name="Table3.B2" office:value-type="string">
            <text:p text:style-name="P5">NaN</text:p>
          </table:table-cell>
          <table:table-cell table:style-name="Table3.B2" office:value-type="string">
            <text:p text:style-name="P6">0,41</text:p>
          </table:table-cell>
          <table:table-cell table:style-name="Table3.B2" office:value-type="string">
            <text:p text:style-name="P6">0,14</text:p>
          </table:table-cell>
          <table:table-cell table:style-name="Table3.B2" office:value-type="string">
            <text:p text:style-name="P5">NaN</text:p>
          </table:table-cell>
        </table:table-row>
        <table:table-row>
          <table:table-cell table:style-name="Table3.A2" office:value-type="string">
            <text:p text:style-name="P4">2020-06-28</text:p>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row>
        <table:table-row>
          <table:table-cell table:style-name="Table3.A2" office:value-type="string">
            <text:p text:style-name="P4">2020-06-29</text:p>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row>
        <table:table-row>
          <table:table-cell table:style-name="Table3.A2" office:value-type="string">
            <text:p text:style-name="P4">2020-06-30</text:p>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row>
        <table:table-row>
          <table:table-cell table:style-name="Table3.A2" office:value-type="string">
            <text:p text:style-name="P4">2020-07-01</text:p>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row>
        <table:table-row>
          <table:table-cell table:style-name="Table3.A2" office:value-type="string">
            <text:p text:style-name="P4">2020-07-02</text:p>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row>
        <table:table-row>
          <table:table-cell table:style-name="Table3.A2" office:value-type="string">
            <text:p text:style-name="P4">2020-07-03</text:p>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row>
        <table:table-row>
          <table:table-cell table:style-name="Table3.A2" office:value-type="string">
            <text:p text:style-name="P4">2020-07-04</text:p>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row>
        <table:table-row>
          <table:table-cell table:style-name="Table3.A11" office:value-type="string">
            <text:p text:style-name="P4">2020-07-05</text:p>
          </table:table-cell>
          <table:table-cell table:style-name="Table3.B11" office:value-type="string">
            <text:p text:style-name="P5"/>
          </table:table-cell>
          <table:table-cell table:style-name="Table3.B11" office:value-type="string">
            <text:p text:style-name="P5"/>
          </table:table-cell>
          <table:table-cell table:style-name="Table3.B11" office:value-type="string">
            <text:p text:style-name="P5"/>
          </table:table-cell>
          <table:table-cell table:style-name="Table3.B11" office:value-type="string">
            <text:p text:style-name="P5"/>
          </table:table-cell>
          <table:table-cell table:style-name="Table3.B11" office:value-type="string">
            <text:p text:style-name="P5"/>
          </table:table-cell>
        </table:table-row>
      </table:table>
      <text:p text:style-name="P1"/>
      <text:p text:style-name="P14">Scraped Articles</text:p>
      <text:p text:style-name="P13">AAPL:</text:p>
      <text:p text:style-name="P1"/>
      <text:p text:style-name="P7">McDonaldâs ( MCD ) announced halting its reopening of locations for 21 days late Wednesday, following Appleâs ( APPL ) decision to re-close stores in some of the hardest hit states this week. </text:p>
      <text:p text:style-name="P7">0</text:p>
      <text:p text:style-name="Preformatted_20_Text"/>
      <text:p text:style-name="P7">In the market cap-weighted version, the top five stocks (all five are members of FANGAM gang - Facebook (NASDAQ:FB), Amazon (NASDAQ:AMZN), Netflix (NASDAQ:NFLX), Google (NASDAQ:GOOGL), Apple (NASDAQ:AAPL), Microsoft (NASDAQ:MSFT)) now represent 21% of the capitalization of the index (the last time this happened was 1999) and thus account for 21% of the returns. In RSP these stocks have a weight of 1% (they're just 5 out of 500 stocks). </text:p>
      <text:p text:style-name="P7">0</text:p>
      <text:p text:style-name="P7"/>
      <text:p text:style-name="Preformatted_20_Text">TAIPEI, July 3 (Reuters) - Apple supplier Foxconn said on Friday customs clearing procedures in India have been resolved, as additional scrutiny by the country of imports from China disrupted operations in some foreign firms amid tensions between the Asian giants.</text:p>
      <text:p text:style-name="Preformatted_20_Text">0</text:p>
      <text:p text:style-name="Preformatted_20_Text"/>
      <text:p text:style-name="Preformatted_20_Text"><text:soft-page-break/>Meanwhile, looking into the back-half of 2020, Apple (NASDAQ: AAPL ) is going to launch the 5G iPhone, while Microsoft (NASDAQ: MSFT ) and Sony (NYSE: SNE ) are going to launch their next-generation gaming platforms. Naturally, these once-in-a-decade product launches will spark supercharged demand in the smartphone and gaming end-markets â two markets from which Micron derives a bunch of revenue.</text:p>
      <text:p text:style-name="Preformatted_20_Text"><text:s/>0</text:p>
      <text:p text:style-name="Preformatted_20_Text">The U.S. State Department warned top American companies including Walmart, Apple and Amazon.com Inc over risks faced from maintaining supply chains associated with human rights abuses in China's western Xinjiang province.</text:p>
      <text:p text:style-name="Preformatted_20_Text"><text:s/>1</text:p>
      <text:p text:style-name="Preformatted_20_Text">Yahoo Financeâs Dan Howley joins Sibile Marcellus to discuss how CEOs from Apple, Google, Amazon and Facebook will reportedly testify before Congress to answer questions related to its antitrust investigation of big tech companies.</text:p>
      <text:p text:style-name="Preformatted_20_Text"><text:s/>1</text:p>
      <text:p text:style-name="Preformatted_20_Text">Apple Inc. (NASDAQ:AAPL), the top holding of Berkshire, closed at $364.11, unchanged from the previous close. Likewise, the Nasdaq closed at a new record high of 10,207.63, up 53 points from the previous close of 10,154.63.</text:p>
      <text:p text:style-name="Preformatted_20_Text"><text:s/>1</text:p>
      <text:p text:style-name="Preformatted_20_Text">There has been a lot of chatter recently about some secondary details Apple (NASDAQ: AAPL) is working out for the next iPhone in terms of pricing and accessories. <text:s/>The grapevine suggests that the next-generation device may come without an important accessory -- a power adapter -- and could also force buyers to invest in aftermarket (and potentially wireless) headphones as the box may be devoid of EarPods. <text:s/>At the same time, there are rumors of Apple pricing the base model of the alleged iPhone 12 at a mouth-watering $549.</text:p>
      <text:p text:style-name="Preformatted_20_Text"><text:s/>0</text:p>
      <text:p text:style-name="Preformatted_20_Text">The U.S. State Department also warned American companies including Amazon.com Inc, Walmart Inc and Apple Inc to check their supply chains and ensure they are not doing business with entities linked to alleged human rights abuses against Uighurs in China's Xinjiang province.</text:p>
      <text:p text:style-name="Preformatted_20_Text"><text:s/>1</text:p>
      <text:p text:style-name="Preformatted_20_Text">FILE PHOTO: The Apple Inc. logo is seen hanging at the entrance to the Apple store on 5th Avenue in New York</text:p>
      <text:p text:style-name="Preformatted_20_Text"><text:s/>0</text:p>
      <text:p text:style-name="Preformatted_20_Text">(Reuters) - A group of European digital advertising associations on Friday criticized Apple Inc's &lt;AAPL.O&gt; plans to require apps to seek additional permission from users before tracking them across other apps and websites.</text:p>
      <text:p text:style-name="Preformatted_20_Text"><text:s/>0</text:p>
      <text:p text:style-name="Preformatted_20_Text">Apple last week disclosed features in its forthcoming operating system for iPhones and iPads that will require apps to show a pop-up screen before they enable a form of tracking commonly needed to show personalized ads.</text:p>
      <text:p text:style-name="Preformatted_20_Text"><text:s/>0</text:p>
      <text:p text:style-name="Preformatted_20_Text">Sixteen marketing associations, some of which are backed by Facebook Inc &lt;FB.O&gt; and Alphabet Inc's &lt;GOOGL.O&gt; Google, faulted Apple for not adhering to an ad-industry system for seeking user consent under European privacy rules. Apps will now need to ask for permission twice, increasing the risk users will refuse, the associations argued.</text:p>
      <text:p text:style-name="Preformatted_20_Text"><text:s/>0</text:p>
      <text:p text:style-name="Preformatted_20_Text">Apple said the new feature was aimed at giving users greater transparency over how their information is being used. In training sessions at a developer conference last week, Apple showed that developers can present any number of additional screens beforehand to explain why permission is needed before triggering its pop-up.</text:p>
      <text:p text:style-name="Preformatted_20_Text"><text:s/>0</text:p>
      <text:p text:style-name="Preformatted_20_Text">Apple engineers also said last week the company will bolster a free Apple-made tool that uses anonymous, aggregated data to measure whether advertising campaigns are working and that will not trigger the pop-up.</text:p>
      <text:p text:style-name="Preformatted_20_Text"><text:s/>1</text:p>
      <text:p text:style-name="Preformatted_20_Text">"Because it's engineered to not track users, there's no need to request permission to track," Brandon Van Ryswyk, an Apple privacy engineer, said in a video session explaining the measurement tool to developers.</text:p>
      <text:p text:style-name="Preformatted_20_Text"><text:s/>1</text:p>
      <text:p text:style-name="Preformatted_20_Text"><text:soft-page-break/>We at Insider Monkey have gone over 821 13F filings that hedge funds and prominent investors are required to file by the SEC The 13F filings show the funds' and investors' portfolio positions as of March 31st, near the height of the coronavirus market crash. We are almost done with the second quarter. Investors decided to bet on the economic recovery and a stock market rebound. S&amp;P 500 Index returned almost 20% this quarter. In this article we look at how hedge funds traded Apple Inc. (NASDAQ: AAPL ) and determine whether the smart money was really smart about this stock.</text:p>
      <text:p text:style-name="Preformatted_20_Text"><text:s/>0</text:p>
      <text:p text:style-name="Preformatted_20_Text">Apple Inc. (NASDAQ: AAPL ) has experienced an increase in enthusiasm from smart money of late. AAPL was in 123 hedge funds' portfolios at the end of the first quarter of 2020. There were 119 hedge funds in our database with AAPL holdings at the end of the previous quarter. Our calculations also showed that AAPL ranks 10th among the 30 most popular stocks among hedge funds (click for Q1 rankings and see the video for a quick look at the top 5 stocks). Video: Watch our video about the top 5 most popular hedge fund stocks.</text:p>
      <text:p text:style-name="Preformatted_20_Text"><text:s/>1</text:p>
      <text:p text:style-name="Preformatted_20_Text">At Insider Monkey we scour multiple sources to uncover the next great investment idea. There is a lot of volatility in the markets and this presents amazing investment opportunities from time to time. For example, this trader claims to deliver juiced up returns with one trade a week, so we are checking out his highest conviction idea . A second trader claims to score lucrative profits by utilizing a "weekend trading strategy", so we look into his strategy's picks . We read hedge fund investor letters and listen to stock pitches at hedge fund conferences. We recently recommended several stocks partly inspired by legendary Bill Miller's investor letter . Our best call in 2020 was shorting the market when the S&amp;P 500 was trading at 3150 in February after realizing the coronavirus pandemicâs significance before most investors. With all of this in mind we're going to check out the new hedge fund action encompassing Apple Inc. (NASDAQ: AAPL ).</text:p>
      <text:p text:style-name="Preformatted_20_Text"><text:s/>1</text:p>
      <text:p text:style-name="Preformatted_20_Text">Heading into the second quarter of 2020, a total of 123 of the hedge funds tracked by Insider Monkey held long positions in this stock, a change of 3% from the previous quarter. Below, you can check out the change in hedge fund sentiment towards AAPL over the last 18 quarters. With the smart money's positions undergoing their usual ebb and flow, there exists an "upper tier" of noteworthy hedge fund managers who were upping their stakes meaningfully (or already accumulated large positions).</text:p>
      <text:p text:style-name="Preformatted_20_Text"><text:s/>0</text:p>
      <text:p text:style-name="Preformatted_20_Text">More specifically, Berkshire Hathaway was the largest shareholder of Apple Inc. (NASDAQ:AAPL), with a stake worth $62340.6 million reported as of the end of September. Trailing Berkshire Hathaway was Citadel Investment Group, which amassed a stake valued at $3594.2 million. Fisher Asset Management, AQR Capital Management, and D E Shaw were also very fond of the stock, becoming one of the largest hedge fund holders of the company. In terms of the portfolio weights assigned to each position Berkshire Hathaway allocated the biggest weight to Apple Inc. (NASDAQ:AAPL), around 35.52% of its 13F portfolio. Crake Asset Management is also relatively very bullish on the stock, dishing out 12.79 percent of its 13F equity portfolio to AAPL.</text:p>
      <text:p text:style-name="Preformatted_20_Text"><text:s/>0</text:p>
      <text:p text:style-name="Preformatted_20_Text">With a general bullishness amongst the heavyweights, key hedge funds have been driving this bullishness. Alkeon Capital Management , managed by Panayotis Takis Sparaggis, created the most outsized position in Apple Inc. (NASDAQ:AAPL). Alkeon Capital Management had $334.6 million invested in the company at the end of the quarter. Benjamin A. Smith's Laurion Capital Management also made a $156.2 million investment in the stock during the quarter. The following funds were also among the new AAPL investors: Michael Larson's Bill &amp; Melinda Gates Foundation Trust, Alex Sacerdote's Whale Rock Capital Management , and Scott Bessent's Key Square Capital Management.</text:p>
      <text:p text:style-name="Preformatted_20_Text"><text:s/>0</text:p>
      <text:p text:style-name="Preformatted_20_Text">Let's check out hedge fund activity in other stocks - not necessarily in the same industry as Apple Inc. (NASDAQ:AAPL) but similarly valued. These stocks are Amazon.com, Inc. (NASDAQ: AMZN ), Alphabet Inc (NASDAQ: GOOGL ), Alphabet Inc <text:soft-page-break/>(NASDAQ: GOOG ), and Alibaba Group Holding Limited (NYSE: BABA ). This group of stocks' market valuations resemble AAPL's market valuation.</text:p>
      <text:p text:style-name="Preformatted_20_Text"><text:s/>0</text:p>
      <text:p text:style-name="Preformatted_20_Text">As you can see these stocks had an average of 183 hedge funds with bullish positions and the average amount invested in these stocks was $19659 million. That figure was $74756 million in AAPL's case. Amazon.com, Inc. (NASDAQ: AMZN ) is the most popular stock in this table. On the other hand Alphabet Inc (NASDAQ: GOOG ) is the least popular one with only 147 bullish hedge fund positions. Compared to these stocks Apple Inc. (NASDAQ:AAPL) is even less popular than GOOG. Hedge funds clearly dropped the ball on AAPL as the stock delivered strong returns, though hedge funds' consensus picks still generated respectable returns. Our calculations showed that top 10 most popular stocks among hedge funds returned 41.4% in 2019 and outperformed the S&amp;P 500 ETF (SPY) by 10.1 percentage points. These stocks gained 13.3% in 2020 through June 25th and still beat the market by 16.8 percentage points. Hedge funds were also right about betting on AAPL as the stock returned 43.9% so far in the second quarter and outperformed the market by an even larger margin.</text:p>
      <text:p text:style-name="Preformatted_20_Text"><text:s/>0</text:p>
      <text:p text:style-name="P8">Sentiment score of AAPL = 0.3333333333333333</text:p>
      <text:p text:style-name="Preformatted_20_Text"/>
      <text:p text:style-name="Preformatted_20_Text"/>
      <text:p text:style-name="P10">GOOGLE</text:p>
      <text:p text:style-name="P9"/>
      <text:p text:style-name="Preformatted_20_Text">Yahoo Financeâs Dan Howley joins Sibile Marcellus to discuss how CEOs from Apple, Google, Amazon and Facebook will reportedly testify before Congress to answer questions related to its antitrust investigation of big tech companies.</text:p>
      <text:p text:style-name="Preformatted_20_Text"><text:s/>1</text:p>
      <text:p text:style-name="Preformatted_20_Text">Big Techâs four biggest executives may soon be in the congressional hot seat, with the CEOs of Facebook , Apple , Amazon and Google set to appear before a House Judiciary Committee hearing as part of its antitrust investigation.</text:p>
      <text:p text:style-name="Preformatted_20_Text"><text:s/>0</text:p>
      <text:p text:style-name="Preformatted_20_Text">Facebookâs Mark Zuckerberg , Amazonâs Jeff Bezos , Appleâs Tim Cook , and Googleâs Sundar Pichai (who also is chief exec of parent Alphabet), are scheduled to testify at the hearing. Thereâs no date scheduled yet for their appearance, or whether the CEOs will be there in person or via teleconference given the resurgence of COVID-19 cases in the U.S.</text:p>
      <text:p text:style-name="Preformatted_20_Text"><text:s/>1</text:p>
      <text:p text:style-name="Preformatted_20_Text">Pictured above (l. to r.): Facebookâs Mark Zuckerberg, Appleâs Tim Cook, Amazonâs Jeff Bezos, Googleâs Sundar Pichai</text:p>
      <text:p text:style-name="Preformatted_20_Text"><text:s/>1</text:p>
      <text:p text:style-name="Preformatted_20_Text">Amazon (NASDAQ: AMZN) has been stealing away Google's most valuable searches over the last several years. <text:s/>More product searches begin on Amazon.com than the search engine owned by Alphabet (NASDAQ: GOOG) (NASDAQ: GOOGL). <text:s/>In order to combat the growing popularity of product searches on Amazon, Google's offering brands and retailers free listings on its main search results.</text:p>
      <text:p text:style-name="Preformatted_20_Text"><text:s/>0</text:p>
      <text:p text:style-name="Preformatted_20_Text">We are almost done with the second quarter. Investors decided to bet on the economic recovery and a stock market rebound. S&amp;P 500 Index returned almost 20% this quarter. In this article we look at how hedge funds traded Alphabet Inc (NASDAQ: GOOGL ) based on the first quarter's 13F filings and determine whether they were right about the stock.</text:p>
      <text:p text:style-name="Preformatted_20_Text"><text:s/>1</text:p>
      <text:p text:style-name="Preformatted_20_Text">Alphabet Inc (NASDAQ: GOOGL ) shareholders have witnessed an increase in hedge fund interest of late. Hedge fund sentiment towards GOOGL is currently at its all time high. Our calculations also showed that GOOGL ranks 5th among the 30 most popular stocks among hedge funds (click for Q1 rankings and see the video for a quick look at the top 5 stocks). Video: Watch our video about the top 5 most popular hedge fund stocks.</text:p>
      <text:p text:style-name="Preformatted_20_Text"><text:s/>1</text:p>
      <text:p text:style-name="Preformatted_20_Text">At Insider Monkey we scour multiple sources to uncover the next great investment idea. There is a lot of volatility in the markets and this presents amazing investment opportunities from time to time. For example, this trader claims to deliver juiced up returns with one trade a week, so we are checking out his <text:soft-page-break/>highest conviction idea . A second trader claims to score lucrative profits by utilizing a "weekend trading strategy", so we look into his strategy's picks . We read hedge fund investor letters and listen to stock pitches at hedge fund conferences. We recently recommended several stocks partly inspired by legendary Bill Miller's investor letter . Our best call in 2020 was shorting the market when the S&amp;P 500 was trading at 3150 in February after realizing the coronavirus pandemicâs significance before most investors. Now we're going to take a gander at the new hedge fund action surrounding Alphabet Inc (NASDAQ: GOOGL ).</text:p>
      <text:p text:style-name="Preformatted_20_Text"><text:s/>1</text:p>
      <text:p text:style-name="Preformatted_20_Text">At the end of the first quarter, a total of 167 of the hedge funds tracked by Insider Monkey were long this stock, a change of 2% from the fourth quarter of 2019. By comparison, 147 hedge funds held shares or bullish call options in GOOGL a year ago. So, let's see which hedge funds were among the top holders of the stock and which hedge funds were making big moves.</text:p>
      <text:p text:style-name="Preformatted_20_Text"><text:s/>0</text:p>
      <text:p text:style-name="Preformatted_20_Text">The largest stake in Alphabet Inc (NASDAQ:GOOGL) was held by Fisher Asset Management, which reported holding $1736.5 million worth of stock at the end of September. It was followed by Citadel Investment Group with a $1585.4 million position. Other investors bullish on the company included AQR Capital Management, Diamond Hill Capital, and Cantillon Capital Management. In terms of the portfolio weights assigned to each position Blacksheep Fund Management allocated the biggest weight to Alphabet Inc (NASDAQ:GOOGL), around 28.07% of its 13F portfolio. AltaRock Partners is also relatively very bullish on the stock, earmarking 21.47 percent of its 13F equity portfolio to GOOGL.</text:p>
      <text:p text:style-name="Preformatted_20_Text"><text:s/>0</text:p>
      <text:p text:style-name="Preformatted_20_Text">As industrywide interest jumped, some big names were breaking ground themselves. Tybourne Capital Management , managed by Eashwar Krishnan, initiated the most valuable position in Alphabet Inc (NASDAQ:GOOGL). Tybourne Capital Management had $86.2 million invested in the company at the end of the quarter. Chen Tianqiao's Shanda Asset Management also made a $58.1 million investment in the stock during the quarter. The other funds with brand new GOOGL positions are Michael Larson's Bill &amp; Melinda Gates Foundation Trust, Brandon Haley's Holocene Advisors, and Leon Shaulov's Maplelane Capital.</text:p>
      <text:p text:style-name="Preformatted_20_Text"><text:s/>0</text:p>
      <text:p text:style-name="Preformatted_20_Text">Let's go over hedge fund activity in other stocks similar to Alphabet Inc (NASDAQ:GOOGL). These stocks are Alphabet Inc (NASDAQ: GOOG ), Alibaba Group Holding Limited (NYSE: BABA ), Facebook Inc (NASDAQ: FB ), and Berkshire Hathaway Inc. (NYSE: BRK-B ). This group of stocks' market values are similar to GOOGL's market value.</text:p>
      <text:p text:style-name="Preformatted_20_Text"><text:s/>0</text:p>
      <text:p text:style-name="Preformatted_20_Text">[table] Ticker, No of HFs with positions, Total Value of HF Positions (x1000), Change in HF Position GOOG,147,15254756,-1 BABA,167,19433098,-3 FB,213,19600111,15 BRK-B,115,18119296,2 Average,160.5,18101815,3.25 [/table]</text:p>
      <text:p text:style-name="Preformatted_20_Text"><text:s/>0</text:p>
      <text:p text:style-name="Preformatted_20_Text">As you can see these stocks had an average of 160.5 hedge funds with bullish positions and the average amount invested in these stocks was $18102 million. That figure was $11083 million in GOOGL's case. Facebook Inc (NASDAQ: FB ) is the most popular stock in this table. On the other hand Berkshire Hathaway Inc. (NYSE: BRK-B ) is the least popular one with only 115 bullish hedge fund positions. Alphabet Inc (NASDAQ:GOOGL) is not the most popular stock in this group but hedge fund interest is still above average. Our calculations showed that top 10 most popular stocks among hedge funds returned 41.4% in 2019 and outperformed the S&amp;P 500 ETF (SPY) by 10.1 percentage points. These stocks gained 13.3% in 2020 through June 25th but still beat the market by 16.8 percentage points. Hedge funds were also right about betting on GOOGL, though not to the same extent, as the stock returned 24% during the first two months and twenty five days of the second quarter and outperformed the market as well.</text:p>
      <text:p text:style-name="Preformatted_20_Text"><text:s/>0</text:p>
      <text:p text:style-name="Preformatted_20_Text">FILE PHOTO: The Apple Inc. logo is seen hanging at the entrance to the Apple store on 5th Avenue in New York</text:p>
      <text:p text:style-name="Preformatted_20_Text"><text:s/>0</text:p>
      <text:p text:style-name="Preformatted_20_Text">(Reuters) - A group of European digital advertising associations on Friday criticized Apple Inc's &lt;AAPL.O&gt; plans to require apps to seek additional permission from users before tracking them across other apps and websites.</text:p>
      <text:p text:style-name="Preformatted_20_Text"><text:soft-page-break/><text:s/>0</text:p>
      <text:p text:style-name="Preformatted_20_Text">Apple last week disclosed features in its forthcoming operating system for iPhones and iPads that will require apps to show a pop-up screen before they enable a form of tracking commonly needed to show personalized ads.</text:p>
      <text:p text:style-name="Preformatted_20_Text"><text:s/>0</text:p>
      <text:p text:style-name="Preformatted_20_Text">Sixteen marketing associations, some of which are backed by Facebook Inc &lt;FB.O&gt; and Alphabet Inc's &lt;GOOGL.O&gt; Google, faulted Apple for not adhering to an ad-industry system for seeking user consent under European privacy rules. Apps will now need to ask for permission twice, increasing the risk users will refuse, the associations argued.</text:p>
      <text:p text:style-name="Preformatted_20_Text"><text:s/>0</text:p>
      <text:p text:style-name="Preformatted_20_Text">Apple said the new feature was aimed at giving users greater transparency over how their information is being used. In training sessions at a developer conference last week, Apple showed that developers can present any number of additional screens beforehand to explain why permission is needed before triggering its pop-up.</text:p>
      <text:p text:style-name="Preformatted_20_Text"><text:s/>0</text:p>
      <text:p text:style-name="Preformatted_20_Text">Apple engineers also said last week the company will bolster a free Apple-made tool that uses anonymous, aggregated data to measure whether advertising campaigns are working and that will not trigger the pop-up.</text:p>
      <text:p text:style-name="Preformatted_20_Text"><text:s/>1</text:p>
      <text:p text:style-name="Preformatted_20_Text">"Because it's engineered to not track users, there's no need to request permission to track," Brandon Van Ryswyk, an Apple privacy engineer, said in a video session explaining the measurement tool to developers.</text:p>
      <text:p text:style-name="Preformatted_20_Text"><text:s/>1</text:p>
      <text:p text:style-name="Preformatted_20_Text">The EU queries underscore the importance of Fitbit's &lt;FIT.N&gt; trove of health data generated from its devices, which are used to monitor users' daily steps, calories burned and distance travelled, and how this could further extend Alphabet Inc-owned &lt;GOOGL.O&gt; Google's market power into a fast-growing area.</text:p>
      <text:p text:style-name="Preformatted_20_Text"><text:s/>1</text:p>
      <text:p text:style-name="P8">Sentiment score of GOOG = 0.4090909090909091</text:p>
      <text:p text:style-name="Preformatted_20_Text"/>
      <text:p text:style-name="Preformatted_20_Text"/>
      <text:p text:style-name="P9">MSFT 2020-07-05</text:p>
      <text:p text:style-name="P9"/>
      <text:p text:style-name="Preformatted_20_Text">At the end of February we announced the arrival of the first US recession since 2009 and we predicted that the market will decline by at least 20% in ( Recession is Imminent: We Need A Travel Ban NOW ). In these volatile markets we scrutinize hedge fund filings to get a reading on which direction each stock might be going. In this article, we will take a closer look at hedge fund sentiment towards Microsoft Corporation (NASDAQ: MSFT ) and determine the smart money was really smart about this tech giant.</text:p>
      <text:p text:style-name="Preformatted_20_Text"><text:s/>0</text:p>
      <text:p text:style-name="Preformatted_20_Text">Is Microsoft Corporation (NASDAQ: MSFT ) a buy, sell, or hold? Investors who are in the know piled into Microsoft during the first quarter. The number of long hedge fund bets moved up by 46 lately. This kind of sentiment change rarely happens. Our calculations also showed that MSFT ranks #2 among the 30 most popular stocks among hedge funds (click for Q1 rankings and see the video for a quick look at the top 5 stocks). Video: Watch our video about the top 5 most popular hedge fund stocks.</text:p>
      <text:p text:style-name="Preformatted_20_Text"><text:s/>0</text:p>
      <text:p text:style-name="Preformatted_20_Text">At Insider Monkey we scour multiple sources to uncover the next great investment idea. There is a lot of volatility in the markets and this presents amazing investment opportunities from time to time. For example, this trader claims to deliver juiced up returns with one trade a week, so we are checking out his highest conviction idea . A second trader claims to score lucrative profits by utilizing a "weekend trading strategy", so we look into his strategy's picks . We read hedge fund investor letters and listen to stock pitches at hedge fund conferences. We recently recommended several stocks partly inspired by legendary Bill Miller's investor letter . Our best call in 2020 was shorting the market when the S&amp;P 500 was trading at 3150 in February after realizing the coronavirus pandemicâs significance before most investors. Keeping this in mind we're going to take a glance at the recent hedge fund action regarding Microsoft Corporation (NASDAQ: MSFT ).</text:p>
      <text:p text:style-name="Preformatted_20_Text"><text:soft-page-break/><text:s/>0</text:p>
      <text:p text:style-name="Preformatted_20_Text">Heading into the second quarter of 2020, a total of 235 of the hedge funds tracked by Insider Monkey held long positions in this stock, a change of 24% from the fourth quarter of 2019. On the other hand, there were a total of 170 hedge funds with a bullish position in MSFT a year ago. So, let's find out which hedge funds were among the top holders of the stock and which hedge funds were making big moves.</text:p>
      <text:p text:style-name="Preformatted_20_Text"><text:s/>0</text:p>
      <text:p text:style-name="Preformatted_20_Text">The largest stake in Microsoft Corporation (NASDAQ:MSFT) was held by Fisher Asset Management, which reported holding $3383.9 million worth of stock at the end of September. It was followed by Eagle Capital Management with a $2325 million position. Other investors bullish on the company included Arrowstreet Capital, AQR Capital Management, and Tiger Global Management LLC. In terms of the portfolio weights assigned to each position Thrive Capital allocated the biggest weight to Microsoft Corporation (NASDAQ:MSFT), around 58.15% of its 13F portfolio. Joho Capital is also relatively very bullish on the stock, earmarking 30.16 percent of its 13F equity portfolio to MSFT.</text:p>
      <text:p text:style-name="Preformatted_20_Text"><text:s/>0</text:p>
      <text:p text:style-name="Preformatted_20_Text">As one would reasonably expect, some big names have been driving this bullishness. Melvin Capital Management, managed by Gabriel Plotkin, established the biggest position in Microsoft Corporation (NASDAQ:MSFT). Melvin Capital Management had $426.8 million invested in the company at the end of the quarter. Eric W. Mandelblatt and Gaurav Kapadia's Soroban Capital Partners also initiated a $412.2 million position during the quarter. The following funds were also among the new MSFT investors: Tim Hurd and Ed Magnus's BlueSpruce Investments , Daniel Sundheim's D1 Capital Partners, and William von Mueffling's Cantillon Capital Management .</text:p>
      <text:p text:style-name="Preformatted_20_Text"><text:s/>0</text:p>
      <text:p text:style-name="Preformatted_20_Text">Let's go over hedge fund activity in other stocks similar to Microsoft Corporation (NASDAQ:MSFT). We will take a look at Apple Inc. (NASDAQ: AAPL ), Amazon.com, Inc. (NASDAQ: AMZN ), Alphabet Inc (NASDAQ: GOOGL ), and Alphabet Inc (NASDAQ: GOOG ). This group of stocks' market valuations are closest to MSFT's market valuation.</text:p>
      <text:p text:style-name="Preformatted_20_Text"><text:s/>0</text:p>
      <text:p text:style-name="Preformatted_20_Text">As you can see these stocks had an average of 172 hedge funds with bullish positions and the average amount invested in these stocks was $33490 million. That figure was $31439 million in MSFT's case. Amazon.com, Inc. (NASDAQ: AMZN ) is the most popular stock in this table. On the other hand Apple Inc. (NASDAQ: AAPL ) is the least popular one with only 123 bullish hedge fund positions. Microsoft Corporation (NASDAQ:MSFT) is not the most popular stock in this group but hedge fund interest is still above average. Our calculations showed that top 10 most popular stocks among hedge funds returned 41.4% in 2019 and outperformed the S&amp;P 500 ETF (SPY) by 10.1 percentage points. These stocks gained 13.3% in 2020 through June 25th but still beat the market by 16.8 percentage points. Hedge funds were also right about betting on MSFT as the stock returned 27.4% in Q2 (through June 25th) and outperformed the market. Hedge funds were rewarded for their relative bullishness.</text:p>
      <text:p text:style-name="Preformatted_20_Text"><text:s/>0</text:p>
      <text:p text:style-name="Preformatted_20_Text">Overall, the cloud-based solutions built on Microsoft Corporationâs (NASDAQ: MSFT ) Azure technology will help clients derive enhanced alpha-generating opportunities when managing assets.</text:p>
      <text:p text:style-name="Preformatted_20_Text"><text:s/>0</text:p>
      <text:p text:style-name="Preformatted_20_Text">Microsoft MSFT recently announced the launch of a new program aimed at equipping 25 million people around the world with the latest digital skills.</text:p>
      <text:p text:style-name="Preformatted_20_Text"><text:s/>0</text:p>
      <text:p text:style-name="Preformatted_20_Text">Meanwhile, looking into the back-half of 2020, Apple (NASDAQ: AAPL ) is going to launch the 5G iPhone, while Microsoft (NASDAQ: MSFT ) and Sony (NYSE: SNE ) are going to launch their next-generation gaming platforms. Naturally, these once-in-a-decade product launches will spark supercharged demand in the smartphone and gaming end-markets â two markets from which Micron derives a bunch of revenue.</text:p>
      <text:p text:style-name="Preformatted_20_Text"><text:s/>0</text:p>
      <text:p text:style-name="Preformatted_20_Text">Luke Lango is a Markets Analyst for InvestorPlace. He has been professionally analyzing stocks for several years, previously working at various hedge funds <text:soft-page-break/>and currently running his own investment fund in San Diego. A Caltech graduate, Luke has consistently been recognized as one of the best stock pickers in the world by various other analysts and platforms, and has developed a reputation for leveraging his technology background to identify growth stocks that deliver outstanding returns. Luke is also the founder of Fantastic, a social discovery company backed by an LA-based internet venture firm. As of this writing, he was long MSFT.</text:p>
      <text:p text:style-name="Preformatted_20_Text"><text:s/>1</text:p>
      <text:p text:style-name="Preformatted_20_Text">The coronavirus, coupled with the momentum surrounding the Black Lives Matter movement, has illuminated the widening racial disparity in the U.S. As Linkedin ( MSFT ) principal economist Guy Berger said , âAt the beginning of this crisis, people claimed that COVID was going to be this great equalizer. But if anything, weâve seen it intensify inequalities in the U.S. economy.â Center for American Progress senior economist Gbenga Ajilore further highlighted on Twitter how racial inequities are as stark as ever.</text:p>
      <text:p text:style-name="Preformatted_20_Text"><text:s/>1</text:p>
      <text:p text:style-name="Preformatted_20_Text">Shares of Microsoft Corporation (NASDAQ: MSFT) increased another 11.1% in June, according to data provided by S&amp;P Global Market Intelligence. <text:s/>With investments in personal computers, cloud, and video games, Microsoft continued to excel even while people were sheltering at home during the coronavirus pandemic. <text:s/>Microsoft has been so successful that it's closing physical retail locations for good.</text:p>
      <text:p text:style-name="Preformatted_20_Text"><text:s/>0</text:p>
      <text:p text:style-name="P11">Sentiment score of MSFT = 0.14285714285714285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5T21:48:55.845321341</meta:creation-date>
    <dc:date>2020-12-21T23:29:57.578049210</dc:date>
    <meta:editing-duration>P2DT2H5M27S</meta:editing-duration>
    <meta:editing-cycles>3</meta:editing-cycles>
    <meta:generator>LibreOffice/6.0.7.3$Linux_X86_64 LibreOffice_project/00m0$Build-3</meta:generator>
    <meta:document-statistic meta:table-count="2" meta:image-count="0" meta:object-count="0" meta:page-count="8" meta:paragraph-count="211" meta:word-count="4317" meta:character-count="26116" meta:non-whitespace-character-count="22010"/>
  </office:meta>
</office:document-meta>
</file>